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2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5" style:family="text"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4d87c7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MathJax Math-italic" fo:font-size="9.60000038146973pt" fo:letter-spacing="normal" fo:font-style="normal" style:text-underline-style="none" fo:font-weight="normal" style:text-blinking="false" loext:padding="0cm" loext:border="none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Helvetica Neue" fo:font-size="8.39999961853027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weight="bold"/>
    </style:style>
    <style:style style:name="T10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Vus the Cossack and a Contest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<text:span text:style-name="T5">Vus the </text:span><text:a xlink:type="simple" xlink:href="https://en.wikipedia.org/wiki/Cossacks" text:style-name="Internet_20_link" text:visited-style-name="Visited_20_Internet_20_Link"><text:span text:style-name="T6">Cossack</text:span></text:a><text:span text:style-name="T5"> holds a programming competition, in which </text:span><text:bookmark text:name="MathJax-Element-1-Frame"/><text:bookmark text:name="MathJax-Span-1"/><text:bookmark text:name="MathJax-Span-2"/><text:bookmark text:name="MathJax-Span-3"/><text:span text:style-name="T7">n</text:span><text:span text:style-name="T8">�</text:span><text:span text:style-name="T5"> people participate. He decided to award them all with pens and notebooks. It is known that Vus has exactly </text:span><text:bookmark text:name="MathJax-Element-2-Frame"/><text:bookmark text:name="MathJax-Span-4"/><text:bookmark text:name="MathJax-Span-5"/><text:bookmark text:name="MathJax-Span-6"/><text:span text:style-name="T7">m</text:span><text:span text:style-name="T8">�</text:span><text:span text:style-name="T5"> pens and </text:span><text:bookmark text:name="MathJax-Element-3-Frame"/><text:bookmark text:name="MathJax-Span-7"/><text:bookmark text:name="MathJax-Span-8"/><text:bookmark text:name="MathJax-Span-9"/><text:span text:style-name="T7">k</text:span><text:span text:style-name="T8">�</text:span><text:span text:style-name="T5"> notebooks.</text:span></text:p>
      <text:p text:style-name="P7">Determine whether the Cossack can reward <text:span text:style-name="T9">all</text:span> participants, giving each of them at least one pen and at least one notebook.</text:p>
      <text:p text:style-name="P10">Input</text:p>
      <text:p text:style-name="P8">The first line contains three integers <text:bookmark text:name="MathJax-Element-4-Frame"/><text:bookmark text:name="MathJax-Span-10"/><text:bookmark text:name="MathJax-Span-11"/><text:bookmark text:name="MathJax-Span-12"/><text:span text:style-name="T1">n</text:span><text:span text:style-name="T2">�</text:span>, <text:bookmark text:name="MathJax-Element-5-Frame"/><text:bookmark text:name="MathJax-Span-13"/><text:bookmark text:name="MathJax-Span-14"/><text:bookmark text:name="MathJax-Span-15"/><text:span text:style-name="T1">m</text:span><text:span text:style-name="T2">�</text:span>, and <text:bookmark text:name="MathJax-Element-6-Frame"/><text:bookmark text:name="MathJax-Span-16"/><text:bookmark text:name="MathJax-Span-17"/><text:bookmark text:name="MathJax-Span-18"/><text:span text:style-name="T1">k</text:span><text:span text:style-name="T2">�</text:span> (<text:bookmark text:name="MathJax-Element-7-Frame"/><text:bookmark text:name="MathJax-Span-19"/><text:bookmark text:name="MathJax-Span-20"/><text:bookmark text:name="MathJax-Span-21"/><text:span text:style-name="T3">1</text:span><text:bookmark text:name="MathJax-Span-22"/><text:span text:style-name="T4">≤</text:span><text:bookmark text:name="MathJax-Span-23"/><text:span text:style-name="T1">n</text:span><text:bookmark text:name="MathJax-Span-24"/><text:span text:style-name="T3">,</text:span><text:bookmark text:name="MathJax-Span-25"/><text:span text:style-name="T1">m</text:span><text:bookmark text:name="MathJax-Span-26"/><text:span text:style-name="T3">,</text:span><text:bookmark text:name="MathJax-Span-27"/><text:span text:style-name="T1">k</text:span><text:bookmark text:name="MathJax-Span-28"/><text:span text:style-name="T4">≤</text:span><text:bookmark text:name="MathJax-Span-29"/><text:span text:style-name="T3">100</text:span><text:span text:style-name="T2">1≤�,�,�≤100</text:span>) — the number of participants, the number of pens, and the number of notebooks respectively.</text:p>
      <text:p text:style-name="P10">Output</text:p>
      <text:p text:style-name="P7">Print "<text:span text:style-name="T10">Yes</text:span>" if it possible to reward all the participants. Otherwise, print "<text:span text:style-name="T10">No</text:span>".</text:p>
      <text:p text:style-name="P7">You can print each letter in any case (upper or lower).</text:p>
      <text:p text:style-name="P9">Examples</text:p>
      <text:p text:style-name="P11">input</text:p>
      <text:section text:style-name="Sect1" text:name="id006011804572813044">
        <text:p text:style-name="P12">Copy</text:p>
      </text:section>
      <text:p text:style-name="P1"><text:bookmark text:name="id0009054294034836907"/>5 8 6</text:p>
      <text:p text:style-name="P11">output</text:p>
      <text:section text:style-name="Sect1" text:name="id0045902842969321345">
        <text:p text:style-name="P12">Copy</text:p>
      </text:section>
      <text:p text:style-name="P1"><text:bookmark text:name="id003862277176607629"/>Yes</text:p>
      <text:p text:style-name="P11">input</text:p>
      <text:section text:style-name="Sect1" text:name="id004025502864154509">
        <text:p text:style-name="P12">Copy</text:p>
      </text:section>
      <text:p text:style-name="P1"><text:bookmark text:name="id006215240397742319"/>3 9 3</text:p>
      <text:p text:style-name="P11">output</text:p>
      <text:section text:style-name="Sect1" text:name="id003041887369552192">
        <text:p text:style-name="P12">Copy</text:p>
      </text:section>
      <text:p text:style-name="P1"><text:bookmark text:name="id0022007128609278648"/>Yes</text:p>
      <text:p text:style-name="P11">input</text:p>
      <text:section text:style-name="Sect1" text:name="id008815448735245404">
        <text:p text:style-name="P12">Copy</text:p>
      </text:section>
      <text:p text:style-name="P1"><text:bookmark text:name="id007995106843978164"/>8 5 20</text:p>
      <text:p text:style-name="P11">output</text:p>
      <text:section text:style-name="Sect1" text:name="id007918263329373523">
        <text:p text:style-name="P12">Copy</text:p>
      </text:section>
      <text:p text:style-name="P1"><text:bookmark text:name="id006135272607505045"/>No</text:p>
      <text:p text:style-name="P10">Note</text:p>
      <text:p text:style-name="P8">In the first example, there are <text:bookmark text:name="MathJax-Element-8-Frame"/><text:bookmark text:name="MathJax-Span-30"/><text:bookmark text:name="MathJax-Span-31"/><text:bookmark text:name="MathJax-Span-32"/><text:span text:style-name="T3">5</text:span><text:span text:style-name="T2">5</text:span> participants. The Cossack has <text:bookmark text:name="MathJax-Element-9-Frame"/><text:bookmark text:name="MathJax-Span-33"/><text:bookmark text:name="MathJax-Span-34"/><text:bookmark text:name="MathJax-Span-35"/><text:span text:style-name="T3">8</text:span><text:span text:style-name="T2">8</text:span> pens and <text:bookmark text:name="MathJax-Element-10-Frame"/><text:bookmark text:name="MathJax-Span-36"/><text:bookmark text:name="MathJax-Span-37"/><text:bookmark text:name="MathJax-Span-38"/><text:span text:style-name="T3">6</text:span><text:span text:style-name="T2">6</text:span> notebooks. Therefore, he has enough pens and notebooks.</text:p>
      <text:p text:style-name="P8">In the second example, there are <text:bookmark text:name="MathJax-Element-11-Frame"/><text:bookmark text:name="MathJax-Span-39"/><text:bookmark text:name="MathJax-Span-40"/><text:bookmark text:name="MathJax-Span-41"/><text:span text:style-name="T3">3</text:span><text:span text:style-name="T2">3</text:span> participants. The Cossack has <text:bookmark text:name="MathJax-Element-12-Frame"/><text:bookmark text:name="MathJax-Span-42"/><text:bookmark text:name="MathJax-Span-43"/><text:bookmark text:name="MathJax-Span-44"/><text:span text:style-name="T3">9</text:span><text:span text:style-name="T2">9</text:span> pens and <text:bookmark text:name="MathJax-Element-13-Frame"/><text:bookmark text:name="MathJax-Span-45"/><text:bookmark text:name="MathJax-Span-46"/><text:bookmark text:name="MathJax-Span-47"/><text:span text:style-name="T3">3</text:span><text:span text:style-name="T2">3</text:span> notebooks. He has more than enough pens but only the minimum needed number of notebooks.</text:p>
      <text:p text:style-name="P8">In the third example, there are <text:bookmark text:name="MathJax-Element-14-Frame"/><text:bookmark text:name="MathJax-Span-48"/><text:bookmark text:name="MathJax-Span-49"/><text:bookmark text:name="MathJax-Span-50"/><text:span text:style-name="T3">8</text:span><text:span text:style-name="T2">8</text:span> participants but only <text:bookmark text:name="MathJax-Element-15-Frame"/><text:bookmark text:name="MathJax-Span-51"/><text:bookmark text:name="MathJax-Span-52"/><text:bookmark text:name="MathJax-Span-53"/><text:span text:style-name="T3">5</text:span><text:span text:style-name="T2">5</text:span> pens. Since the Cossack does not have enough pens, the answer is "<text:span text:style-name="T10">No</text:span>"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2T09:06:58.111000000</dc:date>
    <meta:editing-duration>PT9S</meta:editing-duration>
    <meta:editing-cycles>1</meta:editing-cycles>
    <meta:document-statistic meta:table-count="0" meta:image-count="0" meta:object-count="0" meta:page-count="1" meta:paragraph-count="39" meta:word-count="234" meta:character-count="1292" meta:non-whitespace-character-count="1096"/>
    <meta:generator>LibreOffice/7.2.2.2$Windows_X86_64 LibreOffice_project/02b2acce88a210515b4a5bb2e46cbfb63fe97d56</meta:generator>
  </office:meta>
</office:document-meta>
</file>